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left" draw:textarea-vertical-align="top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dash" draw:stroke-dash="Fine_20_Dashed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3.609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ghi</text:p>
            <text:p>(git has issues)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Architecture</text:p>
          </draw:text-box>
        </draw:frame>
        <draw:custom-shape draw:style-name="gr2" draw:text-style-name="P2" xml:id="id2" draw:id="id2" draw:layer="layout" svg:width="5.334cm" svg:height="4.318cm" svg:x="8.382cm" svg:y="11.938cm">
          <text:p text:style-name="P1">git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048cm" svg:height="2.286cm" svg:x="9.398cm" svg:y="13.054cm">
          <text:p text:style-name="P2">issues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.048cm" svg:height="2.286cm" svg:x="9.664cm" svg:y="13.26cm">
          <text:p text:style-name="P2">issues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3.048cm" svg:height="2.286cm" svg:x="9.96cm" svg:y="13.462cm">
          <text:p text:style-name="P2">issues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10.16cm" svg:height="1.778cm" svg:x="8.382cm" svg:y="9.144cm">
          <text:p text:style-name="P2">REST AP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draw:type="line" svg:x1="13.462cm" svg:y1="10.922cm" svg:x2="11.049cm" svg:y2="11.938cm" draw:start-shape="id1" draw:start-glue-point="2" draw:end-shape="id2" svg:d="m13462 10922-2413 1016">
          <text:p/>
        </draw:connector>
        <draw:connector draw:style-name="gr4" draw:text-style-name="P2" draw:layer="layout" draw:type="line" svg:x1="13.462cm" svg:y1="10.922cm" svg:x2="11.188cm" svg:y2="13.26cm" draw:start-shape="id1" draw:start-glue-point="2" draw:end-shape="id3" draw:end-glue-point="0" svg:d="m13462 10922-2274 2338">
          <text:p/>
        </draw:connector>
        <draw:custom-shape draw:style-name="gr3" draw:text-style-name="P2" xml:id="id4" draw:id="id4" draw:layer="layout" svg:width="3.048cm" svg:height="4.316cm" svg:x="15.261cm" svg:y="11.94cm">
          <text:p text:style-name="P2">Quick Access<text:line-break/>DB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2" draw:layer="layout" draw:type="line" svg:x1="13.462cm" svg:y1="10.922cm" svg:x2="16.785cm" svg:y2="11.94cm" draw:start-shape="id1" draw:start-glue-point="2" draw:end-shape="id4" svg:d="m13462 10922 3323 1018">
          <text:p text:style-name="P2">&lt;&lt;read&gt;&gt;</text:p>
        </draw:connector>
        <draw:custom-shape draw:style-name="gr3" draw:text-style-name="P2" xml:id="id5" draw:id="id5" draw:layer="layout" svg:width="10.16cm" svg:height="1.778cm" svg:x="8.382cm" svg:y="17.018cm">
          <text:p text:style-name="P2">Background ghi scripts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3.462cm" svg:y1="17.018cm" svg:x2="11.049cm" svg:y2="16.256cm" draw:start-shape="id5" draw:start-glue-point="0" draw:end-shape="id2" draw:end-glue-point="2" svg:d="m13462 17018-2413-762">
          <text:p/>
        </draw:connector>
        <draw:connector draw:style-name="gr4" draw:text-style-name="P2" draw:layer="layout" draw:type="line" svg:x1="13.462cm" svg:y1="17.018cm" svg:x2="11.484cm" svg:y2="15.748cm" draw:start-shape="id5" draw:start-glue-point="0" draw:end-shape="id6" draw:end-glue-point="2" svg:d="m13462 17018-1978-1270">
          <text:p/>
        </draw:connector>
        <draw:connector draw:style-name="gr5" draw:text-style-name="P2" draw:layer="layout" draw:type="line" svg:x1="13.462cm" svg:y1="17.018cm" svg:x2="16.785cm" svg:y2="16.256cm" draw:start-shape="id5" draw:start-glue-point="0" draw:end-shape="id4" draw:end-glue-point="7" svg:d="m13462 17018 3323-762">
          <text:p text:style-name="P2">&lt;&lt;write&gt;&gt;</text:p>
        </draw:connector>
        <draw:connector draw:style-name="gr4" draw:text-style-name="P2" draw:layer="layout" draw:line-skew="-0.769cm" svg:x1="8.382cm" svg:y1="14.097cm" svg:x2="8.382cm" svg:y2="17.907cm" draw:start-shape="id2" draw:start-glue-point="3" draw:end-shape="id5" svg:d="m8382 14097h-1270v3810h1270">
          <text:p/>
        </draw:connector>
        <draw:frame draw:style-name="gr6" draw:layer="layout" svg:width="5.842cm" svg:height="0.962cm" svg:x="1.016cm" svg:y="15.548cm">
          <draw:text-box>
            <text:p>Standard git hooks</text:p>
          </draw:text-box>
        </draw:frame>
        <draw:custom-shape draw:style-name="gr3" draw:text-style-name="P2" xml:id="id7" draw:id="id7" draw:layer="layout" svg:width="10.16cm" svg:height="2.54cm" svg:x="8.382cm" svg:y="5.08cm">
          <text:p text:style-name="P2">UI<text:line-break/>(Command Line Bake-In)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3.462cm" svg:y1="7.62cm" svg:x2="13.462cm" svg:y2="9.144cm" draw:start-shape="id7" draw:start-glue-point="2" draw:end-shape="id1" draw:end-glue-point="0" svg:d="m13462 7620v1524">
          <text:p/>
        </draw:connector>
        <draw:custom-shape draw:style-name="gr7" draw:text-style-name="P2" xml:id="id8" draw:id="id8" draw:layer="layout" svg:width="5.842cm" svg:height="2.54cm" svg:x="20.574cm" svg:y="5.08cm">
          <text:p text:style-name="P2">GUI</text:p>
          <text:p text:style-name="P2">(Not part of ghi)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23.495cm" svg:y1="7.62cm" svg:x2="13.462cm" svg:y2="9.144cm" draw:start-shape="id8" draw:start-glue-point="2" draw:end-shape="id1" draw:end-glue-point="0" svg:d="m23495 7620-10033 1524">
          <text:p/>
        </draw:connector>
        <draw:connector draw:style-name="gr4" draw:text-style-name="P2" draw:layer="layout" draw:line-skew="0.769cm" svg:x1="18.542cm" svg:y1="10.033cm" svg:x2="18.542cm" svg:y2="17.907cm" draw:start-shape="id1" draw:start-glue-point="1" draw:end-shape="id5" draw:end-glue-point="1" svg:d="m18542 10033h1270v7874h-1270">
          <text:p/>
        </draw:connecto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REST API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Use simple executable that accepts messages via StdIn and returns responses via StdOut.</text:p>
                <text:list>
                  <text:list-item>
                    <text:p>Examples:</text:p>
                    <text:list>
                      <text:list-item>
                        <text:p>echo “{title:'new bug'}” &gt; ghi --insert --json </text:p>
                        <text:list>
                          <text:list-item>
                            <text:p>Returns: {ref:102918810}</text:p>
                          </text:list-item>
                        </text:list>
                      </text:list-item>
                      <text:list-item>
                        <text:p>echo “&lt;title&gt;updated title&lt;/title&gt;” &gt; ghi --update --xml 102918810</text:p>
                        <text:list>
                          <text:list-item>
                            <text:p>Returns: &lt;ref&gt;102918810&lt;/ref&gt;</text:p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  <text:list-item>
                <text:p>The ghi command line interface will simply translate its special case commands and parameters into RESI API commands</text:p>
                <text:list>
                  <text:list-item>
                    <text:p>This places proper emphasis on the importance of the REST API for post-ghi adoption by other bug trackers so that its speed is optimized</text:p>
                  </text:list-item>
                  <text:list-item>
                    <text:p>git issue add “new bug” </text:p>
                    <text:list>
                      <text:list-item>
                        <text:p>This is equivalent to the first example above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File System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3">
              <text:list-item>
                <text:p>/path/to/project/</text:p>
                <text:list>
                  <text:list-item>
                    <text:p>.git/</text:p>
                    <text:list>
                      <text:list-item>
                        <text:p>hooks/</text:p>
                        <text:list>
                          <text:list-item>
                            <text:p>ghi hook scripts</text:p>
                          </text:list-item>
                        </text:list>
                      </text:list-item>
                    </text:list>
                  </text:list-item>
                  <text:list-item>
                    <text:p>.ghi/</text:p>
                    <text:list>
                      <text:list-item>
                        <text:p>.gitignore</text:p>
                      </text:list-item>
                      <text:list-item>
                        <text:p>ghi.db<text:tab/><text:tab/>#untracked</text:p>
                      </text:list-item>
                      <text:list-item>
                        <text:p>config</text:p>
                      </text:list-item>
                      <text:list-item>
                        <text:p>issues/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layer="layout" svg:width="0.502cm" svg:height="1.187cm" svg:x="6.858cm" svg:y="15.24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0T21:56:28</meta:creation-date>
    <meta:editing-duration>P1DT16H11M25S</meta:editing-duration>
    <meta:editing-cycles>8</meta:editing-cycles>
    <dc:date>2012-04-29T00:43:18</dc:date>
    <meta:generator>LibreOffice/3.4$Unix LibreOffice_project/340m1$Build-302</meta:generator>
    <meta:document-statistic meta:object-count="56"/>
  </office:meta>
</office:document-meta>
</file>